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787cm" style:rel-column-width="2714*"/>
    </style:style>
    <style:style style:name="Tabelle1.B" style:family="table-column">
      <style:table-column-properties style:column-width="12.21cm" style:rel-column-width="6922*"/>
    </style:style>
    <style:style style:name="P1" style:family="paragraph" style:parent-style-name="Title">
      <style:paragraph-properties fo:text-align="start"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einbarung</text:p>
      <table:table table:name="Tabelle1" table:style-name="Tabelle1">
        <table:table-column table:style-name="Tabelle1.A"/>
        <table:table-column table:style-name="Tabelle1.B"/>
        <table:table-row>
          <table:table-cell office:value-type="string">
            <text:p text:style-name="Addressee">Zwischen</text:p>
          </table:table-cell>
          <table:table-cell office:value-type="string">
            <text:p text:style-name="Text_20_body">Christian Sell</text:p>
            <text:p text:style-name="Text_20_body">Brücker Mauspfad 537</text:p>
            <text:p text:style-name="Text_20_body">51109 Köln</text:p>
          </table:table-cell>
        </table:table-row>
        <table:table-row>
          <table:table-cell office:value-type="string">
            <text:p text:style-name="Table_20_Contents">Und</text:p>
          </table:table-cell>
          <table:table-cell office:value-type="string">
            <text:p text:style-name="Text_20_body">Thomas Pröger</text:p>
            <text:p text:style-name="Text_20_body">...</text:p>
            <text:p text:style-name="Text_20_body">...</text:p>
            <text:p text:style-name="Text_20_body">- im folgenden Auftragnehmer genannt -</text:p>
          </table:table-cell>
        </table:table-row>
      </table:table>
      <text:p text:style-name="Addressee"/>
      <text:h text:style-name="Heading_20_1" text:outline-level="1">Einleitung</text:h>
      <text:p text:style-name="Text_20_body">Die Vertragspartner kommen am 5.11.2005 in Leipzig zusammen, um die Einzelheiten einer späteren - separat vertraglich zu regelnden - Zusammenarbeit zu besprechen. Das Ziel dieser Zusammenarbeit ist die Weiterentwicklung der Software “RMBench”, die sich im ausschließlichen Eigentum von Herrn Sell befindet. </text:p>
      <text:p text:style-name="Text_20_body">Im Zuge der Besprechung und für die weitere Einarbeitung wird den Auftragnehmern der Quellcode des zu entwickelnden Produktes “RMBench” zugänglich gemacht.</text:p>
      <text:h text:style-name="Heading_20_1" text:outline-level="1">§1</text:h>
      <text:p text:style-name="Text_20_body">Der den Auftragnehmern zur Verfügung gestellte Quellcode ist urheberrechtlich geschützt; alle Rechte hieran stehen ausschließlich Herrn Christian Sell zu. Der Auftragnehmer darf den Quellcode ausschließlich zum Zwecke des Selbststudiums als Vorbereitung auf eine mögliche Projekt-Zusammenarbeit nutzen.</text:p>
      <text:h text:style-name="Heading_20_1" text:outline-level="1">§2</text:h>
      <text:p text:style-name="Text_20_body">Der Auftragnehmer darf den Quellcode nicht an Dritte weitergeben und muß diesen vor Zugriff durch Dritte in angemessener Weise schützen. Hierzu reicht die Installation auf einem nur dem Auftragnehmer zugänglichen Rechner bzw. in einem nur dem Auftragnehmer zugänglichen Bereich des Rechners.</text:p>
      <text:h text:style-name="Heading_20_1" text:outline-level="1">§3</text:h>
      <text:p text:style-name="Text_20_body">Sollte am 5.11.2005 keine Zusammenarbeit vereinbart werden, so hat der Auftragnehmer die Pflicht, den Quellcode umgehend zu vernichten. Im anderen Fall darf der Code im Sinne der oben genannten Paragraphen bis zum schriftlichen Abschluß eines Arbeitsvertrages genutzt werden. Kommt dieser Vertrag nicht bis zum 15.11.2005 zustande, so hat der Auftragnehmer den Quellcode ebenfalls sofort zu vernichten.</text:p>
      <text:p text:style-name="Signature"/>
      <text:p text:style-name="Signature">Köln, den 4.11.2005<text:tab/><text:tab/><text:tab/><text:tab/><text:tab/><text:tab/>Leipzig, den 5.11.2005</text:p>
      <text:p text:style-name="Signature"/>
      <text:p text:style-name="Signature"/>
      <text:p text:style-name="Signature"/>
      <text:p text:style-name="Signature"/>
      <text:p text:style-name="Signature">__________________<text:tab/><text:tab/><text:tab/><text:tab/><text:tab/><text:tab/>_____________________</text:p>
      <text:p text:style-name="Signature">Christian Sell<text:tab/><text:tab/><text:tab/><text:tab/><text:tab/><text:tab/><text:tab/><text:tab/>Thomas Prö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Arial"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Arial"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Christian Sell</meta:initial-creator>
    <meta:creation-date>2005-11-04T21:22:37</meta:creation-date>
    <dc:creator>Christian Sell</dc:creator>
    <dc:date>2005-11-04T22:02:37</dc:date>
    <meta:printed-by>Christian Sell</meta:printed-by>
    <meta:print-date>2005-11-04T21:57:52</meta:print-date>
    <dc:language>en-US</dc:language>
    <meta:editing-cycles>3</meta:editing-cycles>
    <meta:editing-duration>PT8M45S</meta:editing-duration>
    <meta:user-defined meta:name="Info 1"/>
    <meta:user-defined meta:name="Info 2"/>
    <meta:user-defined meta:name="Info 3"/>
    <meta:user-defined meta:name="Info 4"/>
    <meta:document-statistic meta:table-count="1" meta:image-count="0" meta:object-count="0" meta:page-count="1" meta:paragraph-count="22" meta:word-count="224" meta:character-count="1724"/>
  </office:meta>
</office:document-meta>
</file>